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1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 style:list-style-name="WWNum2">
      <style:paragraph-properties fo:margin-left="1in" fo:margin-right="0in" fo:text-indent="-0.25in" style:auto-text-indent="false"/>
    </style:style>
    <style:style style:name="P5" style:family="paragraph" style:parent-style-name="Standard" style:list-style-name="WWNum3">
      <style:paragraph-properties fo:margin-left="1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style:font-weight-asian="bold" fo:background-color="#ffff00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background-color="#ffff00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fo:background-color="#ffff00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ronograma de checkpoints, entregáveis e mentorias.</text:span></text:p>
      <text:p text:style-name="Standard"/>
      <text:p text:style-name="Standard"><text:span text:style-name="T2">08/06 - Checkpoint.</text:span></text:p>
      <text:list xml:id="list2435465246" text:style-name="WWNum4">
        <text:list-item>
          <text:p text:style-name="P1"><text:span text:style-name="T3">Documentação</text:span></text:p>
          <text:list>
            <text:list-item>
              <text:p text:style-name="P2">Desafio escolhido</text:p>
            </text:list-item>
            <text:list-item>
              <text:p text:style-name="P2">Equipe Definida</text:p>
            </text:list-item>
            <text:list-item>
              <text:p text:style-name="P2">Rascunho das Tarefas </text:p>
            </text:list-item>
            <text:list-item>
              <text:p text:style-name="P2">Repositório no Github</text:p>
            </text:list-item>
          </text:list>
        </text:list-item>
      </text:list>
      <text:p text:style-name="P6"/>
      <text:p text:style-name="Standard"><text:span text:style-name="T4">20/06 - Mentoria 01.</text:span></text:p>
      <text:p text:style-name="P6"/>
      <text:p text:style-name="P6"><text:span text:style-name="T2">22/06 - Checkpoint.</text:span></text:p>
      <text:p text:style-name="P6"><text:span text:style-name="T3"><text:s text:c="6"/>2.<text:tab/>Avaliação</text:span></text:p>
      <text:list xml:id="list721831343" text:style-name="WWNum1">
        <text:list-item>
          <text:p text:style-name="P3">Setup do ambiente de desenvolvimento</text:p>
        </text:list-item>
        <text:list-item>
          <text:p text:style-name="P3">Estudo mais aprofundado do tema do desafio</text:p>
        </text:list-item>
        <text:list-item>
          <text:p text:style-name="P3">Análise exploratória da Base de dados</text:p>
        </text:list-item>
        <text:list-item>
          <text:p text:style-name="P3">Escolha da possível plataforma de Deploy</text:p>
        </text:list-item>
        <text:list-item>
          <text:p text:style-name="P3">Rascunho do Pipeline dos Dados</text:p>
        </text:list-item>
        <text:list-item>
          <text:p text:style-name="P3">Público alvo de um possível Dashboard escolhido</text:p>
        </text:list-item>
      </text:list>
      <text:p text:style-name="P7"/>
      <text:p text:style-name="P6"><text:span text:style-name="T2">06/07 - Checkpoint.</text:span></text:p>
      <text:p text:style-name="P6"><text:span text:style-name="T3"><text:s text:c="5"/>3.<text:tab/> Execução</text:span></text:p>
      <text:list xml:id="list2116277834" text:style-name="WWNum2">
        <text:list-item>
          <text:p text:style-name="P4">Execução das tarefas, metas e cronogramas definidos</text:p>
        </text:list-item>
        <text:list-item>
          <text:p text:style-name="P4">Análise de dados encaminhada</text:p>
        </text:list-item>
        <text:list-item>
          <text:p text:style-name="P4">Notebooks em desenvolvimento</text:p>
        </text:list-item>
        <text:list-item>
          <text:p text:style-name="P4"><text:soft-page-break/>Infraestrutura definida</text:p>
        </text:list-item>
        <text:list-item>
          <text:p text:style-name="P4">Engenharia de dados em processo</text:p>
        </text:list-item>
        <text:list-item>
          <text:p text:style-name="P4">Pipeline em construção</text:p>
        </text:list-item>
        <text:list-item>
          <text:p text:style-name="P4">Modelos de Machine Learning em treinamento</text:p>
        </text:list-item>
        <text:list-item>
          <text:p text:style-name="P4">Layout do Dashboard definido</text:p>
        </text:list-item>
        <text:list-item>
          <text:p text:style-name="P4">Apresentação final sendo estruturada</text:p>
        </text:list-item>
      </text:list>
      <text:p text:style-name="Standard"/>
      <text:p text:style-name="Standard"><text:span text:style-name="T4">11/07 - Mentoria 02.</text:span></text:p>
      <text:p text:style-name="Standard"/>
      <text:p text:style-name="P6"><text:span text:style-name="T2">15/07 - Checkpoint.</text:span></text:p>
      <text:p text:style-name="P6"><text:span text:style-name="T3"><text:s text:c="4"/>4.<text:tab/>Conclusão </text:span></text:p>
      <text:list xml:id="list3937285903" text:style-name="WWNum3">
        <text:list-item>
          <text:p text:style-name="P5">Código fonte terminado</text:p>
        </text:list-item>
        <text:list-item>
          <text:p text:style-name="P5">Pipeline em execução ponta a ponta</text:p>
        </text:list-item>
        <text:list-item>
          <text:p text:style-name="P5">Modelo escolhido em produção</text:p>
        </text:list-item>
        <text:list-item>
          <text:p text:style-name="P5">Deploy da Aplicação finalizado</text:p>
        </text:list-item>
        <text:list-item>
          <text:p text:style-name="P5">Dashboard em modo apresentação</text:p>
        </text:list-item>
        <text:list-item>
          <text:p text:style-name="P5">Repositório concluído</text:p>
        </text:list-item>
        <text:list-item>
          <text:p text:style-name="P5">Apresentação finalizada</text:p>
        </text:list-item>
      </text:list>
      <text:p text:style-name="Standard"/>
      <text:p text:style-name="Standard"/>
      <text:p text:style-name="Standard"><text:span text:style-name="T4">18/07 à 19/07 - Apresentações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8" meta:word-count="174" meta:character-count="1098" meta:non-whitespace-character-count="971"/>
    <meta:generator>LibreOfficeDev/6.0.5.2$Linux_X86_64 LibreOffice_project/</meta:generator>
  </office:meta>
</office:document-meta>
</file>